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essy v. Ferguson decision: Majority opinion written by Justice Henry Billings Brown: Denied that violations of either the 13<text:span text:style-name="T1">th</text:span> or 14<text:span text:style-name="T1">th</text:span> amendments were relevant to the case. But blacks still inferior socially.</text:p>
      <text:p text:style-name="Standard"/>
      <text:p text:style-name="Standard">All forms of media portrayed blacks as criminals and animals, legitimizing the Supreme Court's decision.</text:p>
      <text:p text:style-name="Standard"/>
      <text:p text:style-name="Standard">1893, World's Columbian Exposition in Chicago nicknamed “White City”.</text:p>
      <text:p text:style-name="Standard"/>
      <text:p text:style-name="Standard">Fair officials blocked plans b some African American leaders to open an exhibit heralding black achievements.</text:p>
      <text:p text:style-name="Standard"/>
      <text:p text:style-name="Standard">Fair's directors designated August 25 as the “Jubilee”/”Colored People's Day”, which basically humiliated them and stereotyped them. Fair ordered 2500 watermelons to sell for that day.</text:p>
      <text:p text:style-name="Standard"/>
      <text:p text:style-name="Standard">Douglass made an impromptu speech, shaming white people. The media(Puck) put a typical spin to mock it.</text:p>
      <text:p text:style-name="Standard"/>
      <text:p text:style-name="Standard">Even though the South lost the war, they prevailed with “The Lost Cause” myth, perpetuating the righteousness of the South(blacks inferior to whites). As a result, many memorials and monuments were erected to commemorate “the heroes”, while also reminding black people they were inferior.</text:p>
      <text:p text:style-name="Standard"/>
      <text:p text:style-name="Standard">Thomas Dixon was upset that the South was portrayed in a bad light. He wrote The Leopard's Spots, The Clansman, and The Traitor, referred to as the trilogy of Reconstruction. In his books, African Americans were portrayed as animalistic and raping white women with their new freedom.</text:p>
      <text:p text:style-name="Standard"/>
      <text:p text:style-name="Standard">D. W. Griffith and Dixon made the 1915 film The Birth of a Nation, which was based on The Clansman. (Portrayed KKK as coming to the rescue of the white people in the South)</text:p>
      <text:p text:style-name="Standard"/>
      <text:p text:style-name="Standard">Of the 3000 victims of lynchings carried out between 1882 and 1930, 88% were African American men, most who had been charged, with little or no evidence, with sexual offenses against white women.</text:p>
      <text:p text:style-name="Standard"/>
      <text:p text:style-name="Standard">Lynching became a form of entertainment, they were photographed, sent as postcards and widely circulated.</text:p>
      <text:p text:style-name="Standard"/>
      <text:p text:style-name="Standard">Through newspapers and movies, Americans were constantly getting the message that blacks were inferior.</text:p>
      <text:p text:style-name="Standard"/>
      <text:p text:style-name="Standard">Comics – Richard Outcault wrote Hogan's Alley about gangs, next comic had first black comic character, called Here's the New Bully, didn't last long, then wrote Pore Lil Mose about a black child, then wrote white comic Buster Brown, hugely popular. William Marriner wrote Sambo and His Funny Noises about a black boy, usually lost to white children, etc.</text:p>
      <text:p text:style-name="Standard"/>
      <text:p text:style-name="Standard">Film – Humorous Phases of Funny Faces, first black character.</text:p>
      <text:p text:style-name="Standard"/>
      <text:p text:style-name="Standard">J. Stuart Blackton made black cartoons.</text:p>
      <text:p text:style-name="Standard">Pat Sullivan's character Sammy Johnsin was the only black “star” of a cartoon series in the silent era.</text:p>
      <text:p text:style-name="Standard">Animation brought cartoon characters to life.</text:p>
      <text:p text:style-name="Standard"/>
      <text:p text:style-name="Standard"><text:soft-page-break/>Advertising – Blacks portrayed in magazines, billboards, etc. as jovial yet ignorant to sell products. Using racist stereotypes to sell products found in the kitchen.</text:p>
      <text:p text:style-name="Standard"/>
      <text:p text:style-name="Standard">The Crisis magazine launched by NAACP in 1910.</text:p>
      <text:p text:style-name="Standard"/>
      <text:p text:style-name="Standard">African American artists Kara Walker, Emma Amos, Kerry James Marshall(Heirlooms and Accessories)</text:p>
      <text:p text:style-name="P1">Laws</text:p>
      <text:p text:style-name="Standard"/>
      <text:p text:style-name="Standard">Alabama</text:p>
      <text:p text:style-name="Standard">No white nurses for black men.</text:p>
      <text:p text:style-name="Standard">Separate waiting rooms and windows for buses.</text:p>
      <text:p text:style-name="Standard">Separate seating on trains.</text:p>
      <text:p text:style-name="Standard">Separate rooms in restaurants.</text:p>
      <text:p text:style-name="Standard">Cannot play pool together.</text:p>
      <text:p text:style-name="Standard">Use separate bathrooms.</text:p>
      <text:p text:style-name="Standard"/>
      <text:p text:style-name="Standard">Arizona</text:p>
      <text:p text:style-name="Standard">No interracial marriage.</text:p>
      <text:p text:style-name="Standard"/>
      <text:p text:style-name="Standard">Florida</text:p>
      <text:p text:style-name="Standard">No interracial marriage going back 4 generations.</text:p>
      <text:p text:style-name="Standard">No cohabiting.</text:p>
      <text:p text:style-name="Standard">Juvenile delinquents separated.</text:p>
      <text:p text:style-name="Standard"/>
      <text:p text:style-name="Standard">Georgia</text:p>
      <text:p text:style-name="Standard">Can't be together in mental hospitals.</text:p>
      <text:p text:style-name="Standard">No black barber for white women.</text:p>
      <text:p text:style-name="Standard">No interracial marriage.</text:p>
      <text:p text:style-name="Standard">No interracial burial grounds.</text:p>
      <text:p text:style-name="Standard">No interracial restaurants.</text:p>
      <text:p text:style-name="Standard">Baseball lots need to be 2 blocks away from each other.</text:p>
      <text:p text:style-name="Standard">Can't use each others parks.</text:p>
      <text:p text:style-name="Standard">Alcohol can be served to either black or white, but not both.</text:p>
      <text:p text:style-name="Standard"/>
      <text:p text:style-name="Standard">Louisiana</text:p>
      <text:p text:style-name="Standard">Circuses have separate ticket offices and entrances.</text:p>
      <text:p text:style-name="Standard">Cannot rent houses to blacks and whites or you will be fined.</text:p>
      <text:p text:style-name="Standard">Blind black people have to have separate care from white people.</text:p>
      <text:p text:style-name="Standard"/>
      <text:p text:style-name="Standard">Maryland</text:p>
      <text:p text:style-name="Standard">No interracial marriage</text:p>
      <text:p text:style-name="Standard">Separate cars on railroads.</text:p>
      <text:p text:style-name="Standard"/>
      <text:p text:style-name="Standard">Mississippi</text:p>
      <text:p text:style-name="Standard">Segregated in schools.</text:p>
      <text:p text:style-name="Standard">Fined for promoting equality.</text:p>
      <text:p text:style-name="Standard">No interracial marriage.</text:p>
      <text:p text:style-name="Standard">Segregation in hospitals and prison.</text:p>
      <text:p text:style-name="Standard"/>
      <text:p text:style-name="Standard">Missouri</text:p>
      <text:p text:style-name="Standard">Segregation in schools.</text:p>
      <text:p text:style-name="Standard">No interracial marriage.</text:p>
      <text:p text:style-name="Standard"/>
      <text:p text:style-name="Standard"/>
      <text:p text:style-name="Standard"/>
      <text:p text:style-name="Standard"><text:soft-page-break/>New Mexico</text:p>
      <text:p text:style-name="Standard">Separate rooms in schools.</text:p>
      <text:p text:style-name="Standard"/>
      <text:p text:style-name="Standard">North Carolina</text:p>
      <text:p text:style-name="Standard">Can't use same books in school</text:p>
      <text:p text:style-name="Standard">Separate facilities in libraries</text:p>
      <text:p text:style-name="Standard">Segregated militia</text:p>
      <text:p text:style-name="Standard">Separate rooms and stations in public transportation</text:p>
      <text:p text:style-name="Standard"/>
      <text:p text:style-name="Standard">Oklahoma</text:p>
      <text:p text:style-name="Standard">If you teach blacks and whites together you will be fined</text:p>
      <text:p text:style-name="Standard">Segregated in fishing, boating, and bathing</text:p>
      <text:p text:style-name="Standard">Miners baths and lockers will be separate but can be in the same building.</text:p>
      <text:p text:style-name="Standard">Separate phone booths.</text:p>
      <text:p text:style-name="Standard"/>
      <text:p text:style-name="Standard">South Carolina</text:p>
      <text:p text:style-name="Standard">Separate lunch counters.</text:p>
      <text:p text:style-name="Standard">White people cannot give custody of white children to black people.</text:p>
      <text:p text:style-name="Standard"/>
      <text:p text:style-name="Standard">Texas</text:p>
      <text:p text:style-name="Standard">Separate libraries and separate schools.</text:p>
      <text:p text:style-name="Standard"/>
      <text:p text:style-name="Standard">Virginia</text:p>
      <text:p text:style-name="Standard">Separated in any theater or public hall</text:p>
      <text:p text:style-name="Standard">Separated on railroad</text:p>
      <text:p text:style-name="Standard"/>
      <text:p text:style-name="Standard">Wyoming</text:p>
      <text:p text:style-name="Standard">No interracial marriage</text:p>
      <text:p text:style-name="P1">Elijah Strickland, a colored preacher, tortured and slowly strangled to death.</text:p>
      <text:p text:style-name="Standard">Implicated in the Cranford murder.</text:p>
      <text:p text:style-name="Standard">April 24, body found, ears cut off and pinkie of left hand cut off at second joint.</text:p>
      <text:p text:style-name="Standard">Major W.W. Thomas, ex-state senator, pleaded for the life of his employee.</text:p>
      <text:p text:style-name="Standard">Thomas followed lynching crowd, asked for a trial. He would speak in his defense.</text:p>
      <text:p text:style-name="Standard">They agreed to give him a trial. Then someone in the crowd said “we have him here, let's keep him”. And he was lynched anyways.</text:p>
      <text:p text:style-name="P1">Sam Hose was one of 12 men lynched in Georgia in 1899. March April.</text:p>
      <text:p text:style-name="Standard">Illustrates how white supremacy was restored.</text:p>
      <text:p text:style-name="Standard">What happens when blacks have no rights that whites have to follow.</text:p>
      <text:p text:style-name="Standard">Ida B Wells published works against lynchings.</text:p>
      <text:p text:style-name="Standard">She was suffragette.</text:p>
      <text:p text:style-name="Standard">Ida hired an investigator to investigate the lynching of Sam Hose.</text:p>
      <text:p text:style-name="Standard">Sam Hose was accused of murdering a man named Cranford.</text:p>
      <text:p text:style-name="Standard">Sam Hose was burned to make an example, don't cross white men.</text:p>
      <text:p text:style-name="Standard">To make the burning a certainty, “outrage” was added to the charge of murder. They lied and said he raped his wife a bunch of times.</text:p>
      <text:p text:style-name="Standard">Daily Press offered a reward.</text:p>
      <text:p text:style-name="Standard">Hose worked at B Jones farm.</text:p>
      <text:p text:style-name="Standard">A man named B Jones captured Hose.</text:p>
      <text:p text:style-name="Standard">Settled on farm owned by Cranford for 2 years.</text:p>
      <text:p text:style-name="Standard">Got into argument over wages.</text:p>
      <text:p text:style-name="Standard">Hose needed money for physician for mother.</text:p>
      <text:p text:style-name="Standard">April 12<text:span text:style-name="T1">th</text:span>, Hose chopping wood.</text:p>
      <text:p text:style-name="Standard">Got into argument, Cranford threatened to shoot him. Hose threw his ax at him. Hit him and ran. Ax hit in head and killed instantly.</text:p>
      <text:p text:style-name="Standard">Hose ran to mother's cabin.</text:p>
      <text:p text:style-name="Standard">He was captured and he said it was justified because Cranford drew a pistol on him.</text:p>
      <text:p text:style-name="Standard">Atlanta Constitution twisted story said Hose broke into house murdered Cranford ,trashed the place, and raped the wife repeatedly in a pool of his blood.</text:p>
      <text:p text:style-name="Standard">Hose was tortured and burned. As many as 8000 people witnessed it, many took souvenirs.</text:p>
      <text:p text:style-name="Standard">Louis Le Vin, the man sent by Ida B Wells, interviewed Cranford wife... </text:p>
      <text:p text:style-name="Standard">Found later that Cranford's wife said that she was not raped. People said “A black man killed a white man and he needed to pay for that”, there was a general feeling that blacks were getting too educated, questioning things they shouldn't.</text:p>
      <text:p text:style-name="Standard">Northern blacks are influencing Southern blacks.</text:p>
      <text:p text:style-name="Standard">Hose told Le Vin he did kill him. But denied the rape. Wife went to father and said Hose had killed husband. Never said she was raped.</text:p>
      <text:p text:style-name="Standard">People just wanted to see him burned alive.</text:p>
      <text:p text:style-name="Standard">Hempill and Howell, executives of the Atlanta Constitution, pushed for the burning</text:p>
      <text:p text:style-name="Standard">Made sure fallacies were repeated in detail.</text:p>
      <text:p text:style-name="Standard">Governor had decreed Hose be sent to the jail when found, but when he was found allowed the white men to keep him.</text:p>
      <text:p text:style-name="Standard">Was taken to Newnan, Georgia.</text:p>
      <text:p text:style-name="Standard">Special trains from Atlanta brought thousands to see bu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11T12:54:36.65</meta:creation-date>
    <dc:date>2018-02-11T16:10:51.94</dc:date>
    <dc:creator>Timothy Cayer</dc:creator>
    <meta:editing-duration>PT2H41S</meta:editing-duration>
    <meta:editing-cycles>7</meta:editing-cycles>
    <meta:generator>OpenOffice/4.1.3$Win32 OpenOffice.org_project/413m1$Build-9783</meta:generator>
    <meta:document-statistic meta:table-count="0" meta:image-count="0" meta:object-count="0" meta:page-count="6" meta:paragraph-count="117" meta:word-count="1172" meta:character-count="7141"/>
  </office:meta>
</office:document-meta>
</file>